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1"/>
    </style:style>
    <style:style style:name="P11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 style:snap-to-layout-grid="false"/>
      <style:text-properties fo:text-transform="capitalize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style:text-autospace="none"/>
      <style:text-properties fo:text-transform="capitalize" style:font-name="Arial1" fo:font-size="11pt" style:font-name-asian="Times New Roman" style:font-size-asian="11pt" style:font-name-complex="Arial1" style:font-size-complex="11pt"/>
    </style:style>
    <style:style style:name="P16" style:family="paragraph" style:parent-style-name="Standard">
      <style:paragraph-properties fo:line-height="0.459cm" style:text-autospace="none" style:snap-to-layout-grid="false"/>
      <style:text-properties fo:text-transform="capitalize" style:font-name="Arial1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P1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26" style:family="paragraph" style:parent-style-name="Texte_20_de_20_bulles">
      <style:paragraph-properties fo:line-height="0.388cm" style:snap-to-layout-grid="false"/>
      <style:text-properties style:font-name="Arial1"/>
    </style:style>
    <style:style style:name="P27" style:family="paragraph" style:parent-style-name="Text_20_body" style:master-page-name="First_20_Page">
      <style:paragraph-properties fo:line-height="100%" style:page-number="auto"/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style:font-name-asian="Times New Roman" style:font-name-complex="Arial1"/>
    </style:style>
    <style:style style:name="T4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7"/>
            </table:table-cell>
            <table:covered-table-cell/>
            <table:covered-table-cell/>
            <table:table-cell table:style-name="Tableau1.A1" table:number-columns-spanned="2" office:value-type="string">
              <text:p text:style-name="P11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1"/>
            </table:table-cell>
            <table:table-cell table:style-name="Tableau1.A1" table:number-rows-spanned="5" office:value-type="string">
              <text:p text:style-name="P14"><text:user-field-get text:name="personne_qual"/> <text:s/><text:user-field-get text:name="personne_prenom"/> <text:s/><text:user-field-get text:name="personne_nom"/></text:p>
              <text:p text:style-name="P15"><text:user-field-get text:name="adresse_numvoie"/><text:span text:style-name="T4"> <text:s text:c="2"/></text:span><text:span text:style-name="T4"><text:user-field-get text:name="adresse_libtypevoie"/></text:span> <text:s/><text:user-field-get text:name="adresse_nomvoie"/></text:p>
              <text:p text:style-name="P17"><text:hidden-paragraph text:condition="ooow:adresse_complideadr==&quot;&quot;" text:is-hidden="true"/><text:user-field-get text:name="adresse_complideadr"/></text:p>
              <text:p text:style-name="P16"><text:span text:style-name="T3"><text:user-field-get text:name="adresse_codepos"/></text:span><text:span text:style-name="T3"> <text:s/></text:span><text:user-field-get text:name="adresse_nomcom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26">DPAS/SIS/BIP</text:p>
              <text:p text:style-name="P9"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10"><text:span text:style-name="T1"><text:s/></text:span><text:span text:style-name="T2"><text:user-field-get text:name="user_prenom">user_prenom</text:user-field-get></text:span><text:span text:style-name="T2"> </text:span><text:span text:style-name="T2"><text:user-field-get text:name="user_nom">user_nom</text:user-field-get></text:span><text:span text:style-name="T2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8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8"/>
      <text:p text:style-name="P19"><text:user-field-get text:name="personne_qual"/>,</text:p>
      <text:p text:style-name="P19"/>
      <text:p text:style-name="P13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’ai le regret de vous informer qu’il n’est pas possible de répondre favorablement à votre demande.</text:p>
      <text:p text:style-name="P23"/>
      <text:p text:style-name="P23"><text:user-field-get text:name="apreComiteapre_observationcomite"/></text:p>
      <text:p text:style-name="P23"><text:user-field-get text:name="aprecomiteapre_observationrecours"/></text:p>
      <text:p text:style-name="P23"/>
      <text:p text:style-name="P23">Vous pouvez contester cette décision par un recours administratif formé dans un délai de deux mois à compter de la notification de la décision, auprès du Service de l’Insertion et de la Solidarité (Adresse postale : Conseil général de la Seine-Saint-Denis – DPAS/SIS. – <text:s/>B.P. 193 – 93006 BOBIGNY Cedex).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2-07-25T10:33:09.62</dc:date>
    <meta:editing-duration>PT05H28M59S</meta:editing-duration>
    <meta:editing-cycles>47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9" meta:word-count="121" meta:character-count="770"/>
  </office:meta>
</office:document-meta>
</file>